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as-char" svg:width="18.397cm" svg:height="9.763cm" draw:z-index="0"><draw:image xlink:href="https://tecadmin.net/wp-content/uploads/2018/10/fedora-mysql80.png" xlink:type="simple" xlink:show="embed" xlink:actuate="onLoad"/></draw:frame><draw:frame draw:style-name="fr2" draw:name="graphics2" text:anchor-type="as-char" svg:y="-2.619cm" svg:width="19.129cm" svg:height="7.408cm" draw:z-index="1"><draw:image xlink:href="https://tecadmin.net/wp-content/uploads/2018/10/fedora-mysql80-terminal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9-10-04T09:59:22.830134197</meta:creation-date>
    <dc:date>2019-10-04T10:00:31.054000541</dc:date>
    <dc:creator>student </dc:creator>
    <meta:editing-duration>P0D</meta:editing-duration>
    <meta:editing-cycles>1</meta:editing-cycles>
    <meta:document-statistic meta:table-count="0" meta:image-count="2" meta:object-count="0" meta:page-count="1" meta:paragraph-count="1" meta:word-count="0" meta:character-count="0" meta:non-whitespace-character-count="0"/>
    <meta:generator>LibreOffice/4.1.3.2$Linux_X86_64 LibreOffice_project/410$Build-2</meta:generator>
  </office:meta>
</office:document-meta>
</file>